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ff6600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#ff6600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qu'au pic César</text:p>
      <text:p text:style-name="P2"/>
      <text:list xml:id="list1179766719291592421" text:style-name="L1">
        <text:list-item>
          <text:p text:style-name="P4">Le lac Hylia</text:p>
        </text:list-item>
      </text:list>
      <text:p text:style-name="P6"/>
      <text:p text:style-name="P7"><text:tab/>De retour à Cordinia, achetez des flèches et des bombes. Pensez à trouver des potions et autres réserves. Allez alors au Lac Hylia et posez une bombe sur le mur fissuré au nord. Battez les ennemis, puis profitez du quart de cœur.</text:p>
      <text:p text:style-name="P7"/>
      <text:list xml:id="list2945085179024259304" text:style-name="L2">
        <text:list-item>
          <text:p text:style-name="P5">La montagne d'Hyrule</text:p>
        </text:list-item>
      </text:list>
      <text:p text:style-name="P3"/>
      <text:p text:style-name="P7"><text:tab/>Retournez à la montagne par l'accès ouest, et allez au pic Lazare puis sautez à la 3ème corniche. Avec vos bombes, détruisez le mur puis sautez : vous voilà devant la ferme Meuh Meuh.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<text:span text:style-name="T2">Le lait Meuh Meuh</text:span></text:p>
            <text:p text:style-name="P7"/>
            <text:p text:style-name="P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6T19:09:53.20</meta:creation-date>
    <dc:date>2017-11-06T22:54:20.27</dc:date>
    <meta:editing-duration>PT3H44M27S</meta:editing-duration>
    <meta:editing-cycles>4</meta:editing-cycles>
    <meta:generator>OpenOffice/4.1.3$Win32 OpenOffice.org_project/413m1$Build-9783</meta:generator>
    <meta:document-statistic meta:table-count="1" meta:image-count="0" meta:object-count="0" meta:page-count="1" meta:paragraph-count="6" meta:word-count="91" meta:character-count="487"/>
  </office:meta>
</office:document-meta>
</file>